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518" officeooo:paragraph-rsid="001f0518"/>
    </style:style>
    <style:style style:name="P2" style:family="paragraph" style:parent-style-name="Standard" style:list-style-name="L1">
      <style:text-properties officeooo:rsid="001f0518" officeooo:paragraph-rsid="001f0518"/>
    </style:style>
    <style:style style:name="P3" style:family="paragraph" style:parent-style-name="Standard" style:list-style-name="L2">
      <style:text-properties officeooo:paragraph-rsid="001f0518"/>
    </style:style>
    <style:style style:name="P4" style:family="paragraph" style:parent-style-name="Standard" style:list-style-name="L2">
      <style:text-properties officeooo:rsid="00202817" officeooo:paragraph-rsid="00202817"/>
    </style:style>
    <style:style style:name="P5" style:family="paragraph" style:parent-style-name="Standard" style:list-style-name="L3">
      <style:text-properties officeooo:rsid="00202817" officeooo:paragraph-rsid="00202817"/>
    </style:style>
    <style:style style:name="P6" style:family="paragraph" style:parent-style-name="Standard" style:list-style-name="L3">
      <style:text-properties officeooo:rsid="00202817" officeooo:paragraph-rsid="002524fe"/>
    </style:style>
    <style:style style:name="P7" style:family="paragraph" style:parent-style-name="Standard" style:list-style-name="L4">
      <style:text-properties officeooo:rsid="0021a92a" officeooo:paragraph-rsid="0021a92a"/>
    </style:style>
    <style:style style:name="P8" style:family="paragraph" style:parent-style-name="Standard" style:list-style-name="L3">
      <style:text-properties officeooo:rsid="0021a92a" officeooo:paragraph-rsid="0021a92a"/>
    </style:style>
    <style:style style:name="P9" style:family="paragraph" style:parent-style-name="Standard" style:list-style-name="L2">
      <style:text-properties officeooo:rsid="0021a92a" officeooo:paragraph-rsid="0021a92a"/>
    </style:style>
    <style:style style:name="P10" style:family="paragraph" style:parent-style-name="Standard" style:list-style-name="L3">
      <style:text-properties officeooo:rsid="0022ea1c" officeooo:paragraph-rsid="0022ea1c"/>
    </style:style>
    <style:style style:name="P11" style:family="paragraph" style:parent-style-name="Standard" style:list-style-name="L2">
      <style:text-properties officeooo:rsid="002524fe" officeooo:paragraph-rsid="002524fe"/>
    </style:style>
    <style:style style:name="P12" style:family="paragraph" style:parent-style-name="Standard" style:list-style-name="L2">
      <style:text-properties officeooo:rsid="0027202e" officeooo:paragraph-rsid="0027202e"/>
    </style:style>
    <style:style style:name="P13" style:family="paragraph" style:parent-style-name="Standard" style:list-style-name="L4">
      <style:text-properties officeooo:rsid="002a4860" officeooo:paragraph-rsid="002a4860"/>
    </style:style>
    <style:style style:name="P14" style:family="paragraph" style:parent-style-name="Standard" style:list-style-name="L4">
      <style:text-properties officeooo:rsid="002a4860" officeooo:paragraph-rsid="00241508"/>
    </style:style>
    <style:style style:name="P15" style:family="paragraph" style:parent-style-name="Standard" style:list-style-name="L4">
      <style:text-properties officeooo:rsid="002b0af8" officeooo:paragraph-rsid="002b0af8"/>
    </style:style>
    <style:style style:name="P16" style:family="paragraph" style:parent-style-name="Standard" style:list-style-name="L4">
      <style:text-properties officeooo:rsid="002c514f" officeooo:paragraph-rsid="002c514f"/>
    </style:style>
    <style:style style:name="P17" style:family="paragraph" style:parent-style-name="Standard" style:list-style-name="L3">
      <style:text-properties officeooo:rsid="002d0a6c" officeooo:paragraph-rsid="002d0a6c"/>
    </style:style>
    <style:style style:name="P18" style:family="paragraph" style:parent-style-name="Standard" style:list-style-name="L4">
      <style:text-properties officeooo:rsid="002d0a6c" officeooo:paragraph-rsid="002d0a6c"/>
    </style:style>
    <style:style style:name="P19" style:family="paragraph" style:parent-style-name="Standard" style:list-style-name="L4">
      <style:text-properties officeooo:rsid="0030ba70" officeooo:paragraph-rsid="0030ba70"/>
    </style:style>
    <style:style style:name="P20" style:family="paragraph" style:parent-style-name="Standard" style:list-style-name="L4">
      <style:text-properties officeooo:rsid="00337261" officeooo:paragraph-rsid="0030ba70"/>
    </style:style>
    <style:style style:name="P21" style:family="paragraph" style:parent-style-name="Standard" style:list-style-name="L3">
      <style:text-properties officeooo:rsid="0033dbf2" officeooo:paragraph-rsid="0033dbf2"/>
    </style:style>
    <style:style style:name="P22" style:family="paragraph" style:parent-style-name="Standard" style:list-style-name="L4">
      <style:text-properties officeooo:rsid="00350c2b" officeooo:paragraph-rsid="00350c2b"/>
    </style:style>
    <style:style style:name="P23" style:family="paragraph" style:parent-style-name="Standard">
      <style:text-properties officeooo:rsid="00350c2b" officeooo:paragraph-rsid="00350c2b"/>
    </style:style>
    <style:style style:name="P24" style:family="paragraph" style:parent-style-name="Standard" style:list-style-name="L4">
      <style:text-properties officeooo:rsid="0036cc27" officeooo:paragraph-rsid="0036cc27"/>
    </style:style>
    <style:style style:name="P25" style:family="paragraph" style:parent-style-name="Standard" style:list-style-name="L6">
      <style:text-properties officeooo:rsid="0036d6ff" officeooo:paragraph-rsid="0036d6ff"/>
    </style:style>
    <style:style style:name="P26" style:family="paragraph" style:parent-style-name="Standard" style:list-style-name="L6">
      <style:text-properties officeooo:rsid="00380510" officeooo:paragraph-rsid="00380510"/>
    </style:style>
    <style:style style:name="T1" style:family="text">
      <style:text-properties officeooo:rsid="00202817"/>
    </style:style>
    <style:style style:name="T2" style:family="text">
      <style:text-properties officeooo:rsid="0022ea1c"/>
    </style:style>
    <style:style style:name="T3" style:family="text">
      <style:text-properties officeooo:rsid="00241508"/>
    </style:style>
    <style:style style:name="T4" style:family="text">
      <style:text-properties officeooo:rsid="002524fe"/>
    </style:style>
    <style:style style:name="T5" style:family="text">
      <style:text-properties officeooo:rsid="0027202e"/>
    </style:style>
    <style:style style:name="T6" style:family="text">
      <style:text-properties officeooo:rsid="002b89e5"/>
    </style:style>
    <style:style style:name="T7" style:family="text">
      <style:text-properties officeooo:rsid="002c514f"/>
    </style:style>
    <style:style style:name="T8" style:family="text">
      <style:text-properties officeooo:rsid="00350c2b"/>
    </style:style>
    <style:style style:name="T9" style:family="text">
      <style:text-properties officeooo:rsid="00373a03"/>
    </style:style>
    <style:style style:name="T10" style:family="text">
      <style:text-properties officeooo:rsid="003805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502 - Level Design II – Session <text:span text:style-name="T9">0</text:span>2</text:h>
      <text:p text:style-name="Heading">Blueprints Intro<text:span text:style-name="T1">duction</text:span></text:p>
      <text:list xml:id="list8532633494435302403" text:style-name="L2">
        <text:list-item>
          <text:p text:style-name="P3"><text:span text:style-name="T1">Visual Scripting</text:span></text:p>
        </text:list-item>
        <text:list-item>
          <text:p text:style-name="P4">Prefab Objects</text:p>
        </text:list-item>
        <text:list-item>
          <text:p text:style-name="P9">Nodes and <text:span text:style-name="T2">Wires</text:span></text:p>
        </text:list-item>
        <text:list-item>
          <text:p text:style-name="P11">Sequential flow</text:p>
        </text:list-item>
        <text:list-item>
          <text:p text:style-name="P12">Blueprint vs C++</text:p>
        </text:list-item>
      </text:list>
      <text:p text:style-name="Heading">Level Blueprint </text:p>
      <text:list xml:id="list1860045228144032222" text:style-name="L3">
        <text:list-item>
          <text:p text:style-name="P5">Global per level.</text:p>
        </text:list-item>
        <text:list-item>
          <text:p text:style-name="P5">Good for <text:span text:style-name="T5">level </text:span>events, scorekeeping, etc.</text:p>
        </text:list-item>
        <text:list-item>
          <text:p text:style-name="P8">Context menu:</text:p>
          <text:list>
            <text:list-item>
              <text:p text:style-name="P17">Aware of level objects.</text:p>
            </text:list-item>
            <text:list-item>
              <text:p text:style-name="P8">create node by right click.</text:p>
            </text:list-item>
            <text:list-item>
              <text:p text:style-name="P10">create node by dragging pin.</text:p>
            </text:list-item>
          </text:list>
        </text:list-item>
        <text:list-item>
          <text:p text:style-name="P21">Comments</text:p>
        </text:list-item>
        <text:list-item>
          <text:p text:style-name="P5">Level Blueprint example: </text:p>
          <text:list>
            <text:list-header>
              <text:p text:style-name="P6"><text:span text:style-name="T3">Toggle</text:span> light with trigger <text:span text:style-name="T2">volume with delay</text:span>.</text:p>
            </text:list-header>
          </text:list>
        </text:list-item>
      </text:list>
      <text:p text:style-name="Heading">Class Blueprint</text:p>
      <text:list xml:id="list878543806603278682" text:style-name="L4">
        <text:list-item>
          <text:p text:style-name="P16">Actors all the way down.</text:p>
        </text:list-item>
        <text:list-item>
          <text:p text:style-name="P14">Clone-able</text:p>
        </text:list-item>
        <text:list-item>
          <text:p text:style-name="P7">Good for scripted objects, <text:span text:style-name="T7">player controllers,</text:span> <text:span text:style-name="T3">environment pieces, NPCs and everything else.</text:span></text:p>
        </text:list-item>
        <text:list-item>
          <text:p text:style-name="P13">Parent class / Inheritance</text:p>
        </text:list-item>
        <text:list-item>
          <text:p text:style-name="P13">Creating Blueprints:</text:p>
          <text:list>
            <text:list-item>
              <text:p text:style-name="P13">Asset Tray &gt; Right Click</text:p>
            </text:list-item>
            <text:list-item>
              <text:p text:style-name="P13">Convert to Blueprint</text:p>
            </text:list-item>
            <text:list-item>
              <text:p text:style-name="P13">Toolbar</text:p>
            </text:list-item>
          </text:list>
        </text:list-item>
        <text:list-item>
          <text:p text:style-name="P15">Adding <text:span text:style-name="T6">&amp; Composing</text:span> Components</text:p>
          <text:list>
            <text:list-item>
              <text:p text:style-name="P15">Blueprint Viewport</text:p>
              <text:list>
                <text:list-item>
                  <text:p text:style-name="P15">Asset Tray</text:p>
                </text:list-item>
                <text:list-item>
                  <text:p text:style-name="P15">Component menu</text:p>
                </text:list-item>
              </text:list>
            </text:list-item>
          </text:list>
        </text:list-item>
        <text:list-item>
          <text:p text:style-name="P18">Graph</text:p>
          <text:list>
            <text:list-item>
              <text:p text:style-name="P18">Context menu:</text:p>
              <text:list>
                <text:list-item>
                  <text:p text:style-name="P18">Aware of components.</text:p>
                </text:list-item>
              </text:list>
            </text:list-item>
            <text:list-item>
              <text:p text:style-name="P19">Component reference</text:p>
              <text:list>
                <text:list-item>
                  <text:p text:style-name="P19">Get / Set</text:p>
                </text:list-item>
              </text:list>
            </text:list-item>
            <text:list-item>
              <text:p text:style-name="P19">Input</text:p>
              <text:list>
                <text:list-item>
                  <text:p text:style-name="P19">Enable / Disable Nodes</text:p>
                </text:list-item>
                <text:list-item>
                  <text:p text:style-name="P19">Keyboard Events</text:p>
                </text:list-item>
                <text:list-item>
                  <text:p text:style-name="P19">Mouse Input</text:p>
                </text:list-item>
              </text:list>
            </text:list-item>
            <text:list-item>
              <text:p text:style-name="P24">Comments</text:p>
            </text:list-item>
          </text:list>
        </text:list-item>
        <text:list-item>
          <text:p text:style-name="P20"><text:soft-page-break/>Cloning</text:p>
          <text:list>
            <text:list-item>
              <text:p text:style-name="P20">Graph <text:span text:style-name="T8">Instance</text:span> Selection</text:p>
            </text:list-item>
          </text:list>
        </text:list-item>
        <text:list-item>
          <text:p text:style-name="P22">Class Blueprint Example:</text:p>
          <text:list>
            <text:list-item>
              <text:p text:style-name="P22">Toggle light with trigger volume.</text:p>
            </text:list-item>
          </text:list>
        </text:list-item>
      </text:list>
      <text:p text:style-name="P23"/>
      <text:p text:style-name="Heading">Construction Scripts</text:p>
      <text:list xml:id="list4573565961770864544" text:style-name="L6">
        <text:list-item>
          <text:p text:style-name="P25">Helper for class blueprints.</text:p>
        </text:list-item>
        <text:list-item>
          <text:p text:style-name="P25">Only run in editor.</text:p>
        </text:list-item>
        <text:list-item>
          <text:p text:style-name="P25">Construction script event runs when anything is updated.</text:p>
        </text:list-item>
        <text:list-item>
          <text:p text:style-name="P25">Promote to variable.</text:p>
          <text:list>
            <text:list-item>
              <text:p text:style-name="P26">Exposes in details panel.</text:p>
            </text:list-item>
            <text:list-item>
              <text:p text:style-name="P25">Custom tooltips.</text:p>
            </text:list-item>
          </text:list>
        </text:list-item>
        <text:list-item>
          <text:p text:style-name="P25">Construction script example:</text:p>
          <text:list>
            <text:list-item>
              <text:p text:style-name="P25">Set light color and <text:span text:style-name="T10">viability.</text:span></text:p>
            </text:list-item>
          </text:list>
        </text:list-item>
      </text:list>
      <text:p text:style-name="Heading">Variables</text:p>
      <text:list xml:id="list3671896116328277866" text:style-name="L1">
        <text:list-item>
          <text:p text:style-name="P2">Types</text:p>
          <text:list>
            <text:list-item>
              <text:p text:style-name="P2">Immutable once <text:span text:style-name="T4">referenced</text:span></text:p>
            </text:list-item>
            <text:list-item>
              <text:p text:style-name="P2">Can be cast</text:p>
            </text:list-item>
            <text:list-item>
              <text:p text:style-name="P2">Color coded</text:p>
            </text:list-item>
            <text:list-item>
              <text:p text:style-name="P2"/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18:13.174787957</meta:creation-date>
    <dc:date>2016-10-10T20:47:04.134540854</dc:date>
    <meta:editing-duration>PT1H47M51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2" meta:paragraph-count="59" meta:word-count="235" meta:character-count="1257" meta:non-whitespace-character-count="1130"/>
  </office:meta>
</office:document-meta>
</file>